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estNewRefFormatTyp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Numbering_20_1"/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officeooo:paragraph-rsid="00072315"/>
    </style:style>
    <style:style style:name="P5" style:family="paragraph" style:parent-style-name="Standard" style:list-style-name="L3">
      <style:text-properties officeooo:rsid="00072315" officeooo:paragraph-rsid="00072315"/>
    </style:style>
    <style:style style:name="P6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072315"/>
    </style:style>
    <text:list-style style:name="L1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Button" form:control-implementation="ooo:com.sun.star.form.component.CommandButton" xml:id="control1" form:id="control1" form:label="Change Reference Field Format to NUMBER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ChangeRefFieldTypeToNumber?language=Basic&amp;location=document" xlink:type="simple"/>
            </office:event-listeners>
          </form:button>
          <form:button form:name="PushButton" form:control-implementation="ooo:com.sun.star.form.component.CommandButton" xml:id="control2" form:id="control2" form:label="Insert Cross-Reference Bookmark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InsertCrossRefBkmk?language=Basic&amp;location=document" xlink:type="simple"/>
            </office:event-listeners>
          </form:button>
          <form:button form:name="PushButton" form:control-implementation="ooo:com.sun.star.form.component.CommandButton" xml:id="control3" form:id="control3" form:label="to NUMBER_NO_CONTEXT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ChangeRefFieldTypeToNumberNoContext?language=Basic&amp;location=document" xlink:type="simple"/>
            </office:event-listeners>
          </form:button>
          <form:button form:name="PushButton" form:control-implementation="ooo:com.sun.star.form.component.CommandButton" xml:id="control4" form:id="control4" form:label="to NUMBER_FULL_CONTEXT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ChangeRefFieldTypeToNumberFullContext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6" svg:width="5.686cm" svg:height="0.795cm" svg:x="-0.009cm" svg:y="1.12cm" draw:control="control1"/>
      <draw:control text:anchor-type="page" text:anchor-page-number="1" draw:z-index="1" draw:style-name="gr1" draw:text-style-name="P6" svg:width="4.656cm" svg:height="0.795cm" svg:x="1.991cm" svg:y="0.326cm" draw:control="control2"/>
      <draw:control text:anchor-type="page" text:anchor-page-number="1" draw:z-index="2" draw:style-name="gr1" draw:text-style-name="P6" svg:width="3.573cm" svg:height="0.795cm" svg:x="5.676cm" svg:y="1.12cm" draw:control="control3"/>
      <draw:control text:anchor-type="page" text:anchor-page-number="1" draw:z-index="3" draw:style-name="gr1" draw:text-style-name="P6" svg:width="3.784cm" svg:height="0.795cm" svg:x="9.248cm" svg:y="1.12cm" draw:control="control4"/>
      <text:p text:style-name="Standard"><text:bookmark-start text:name="__RefNumPara__471108152"/>Testdokument for direct cross-references:<text:bookmark-end text:name="__RefNumPara__471108152"/></text:p>
      <text:p text:style-name="Standard">XXX</text:p>
      <text:list xml:id="list5577753021940988820" text:style-name="Numbering_20_1">
        <text:list-item>
          <text:p text:style-name="P1">A</text:p>
        </text:list-item>
      </text:list>
      <text:p text:style-name="Standard"><text:bookmark-ref text:reference-format="number" text:ref-name="__RefNumPara__47110815">+b+*i*</text:bookmark-ref></text:p>
      <text:list xml:id="list205434005948565" text:continue-numbering="true" text:style-name="Numbering_20_1">
        <text:list-item>
          <text:list>
            <text:list-item>
              <text:p text:style-name="P1">B</text:p>
            </text:list-item>
            <text:list-item>
              <text:p text:style-name="P1"/>
              <text:list>
                <text:list-item>
                  <text:p text:style-name="P1"><text:bookmark-start text:name="__RefNumPara__47110815"/>CCC <text:span text:style-name="T1">cross-reference bookmark __RefNumPara__47110815</text:span><text:bookmark-end text:name="__RefNumPara__47110815"/></text:p>
                </text:list-item>
                <text:list-item>
                  <text:p text:style-name="P1">D <text:bookmark-ref text:reference-format="number" text:ref-name="__RefNumPara__47110815">*i*</text:bookmark-ref></text:p>
                </text:list-item>
              </text:list>
            </text:list-item>
          </text:list>
        </text:list-item>
        <text:list-item>
          <text:p text:style-name="P1">E <text:bookmark-ref text:reference-format="number" text:ref-name="__RefNumPara__47110815">-1-+b+*i*</text:bookmark-ref></text:p>
          <text:list>
            <text:list-item>
              <text:p text:style-name="P1">F</text:p>
              <text:list>
                <text:list-item>
                  <text:p text:style-name="P1">G</text:p>
                </text:list-item>
              </text:list>
            </text:list-item>
          </text:list>
        </text:list-item>
        <text:list-item>
          <text:p text:style-name="P1">H</text:p>
          <text:list>
            <text:list-item>
              <text:p text:style-name="P1">I</text:p>
              <text:list>
                <text:list-item>
                  <text:p text:style-name="P1">J</text:p>
                </text:list-item>
              </text:list>
            </text:list-item>
          </text:list>
        </text:list-item>
      </text:list>
      <text:p text:style-name="Standard">YYY</text:p>
      <text:p text:style-name="Standard">ZZZ</text:p>
      <text:list xml:id="list1003250945965192758" text:style-name="L1">
        <text:list-item>
          <text:p text:style-name="P2">A</text:p>
        </text:list-item>
      </text:list>
      <text:p text:style-name="Standard"><text:bookmark-ref text:reference-format="number" text:ref-name="__RefNumPara__471108151">1</text:bookmark-ref></text:p>
      <text:list xml:id="list205433998659920" text:continue-list="list1003250945965192758" text:style-name="L1">
        <text:list-item>
          <text:list>
            <text:list-item text:start-value="1">
              <text:p text:style-name="P2">B</text:p>
              <text:list>
                <text:list-item>
                  <text:p text:style-name="P2"><text:bookmark-start text:name="__RefNumPara__471108151"/>CCCC <text:span text:style-name="T1">cross-reference bookmark __RefNumPara__471108151</text:span><text:bookmark-end text:name="__RefNumPara__471108151"/></text:p>
                </text:list-item>
                <text:list-item>
                  <text:p text:style-name="P2">D <text:bookmark-ref text:reference-format="number" text:ref-name="__RefNumPara__471108151">1</text:bookmark-ref></text:p>
                </text:list-item>
              </text:list>
            </text:list-item>
          </text:list>
        </text:list-item>
        <text:list-item>
          <text:p text:style-name="P2">E</text:p>
        </text:list-item>
      </text:list>
      <text:list xml:id="list5869511210973365896" text:style-name="L2">
        <text:list-item>
          <text:list>
            <text:list-item>
              <text:p text:style-name="P3">F <text:bookmark-ref text:reference-format="number" text:ref-name="__RefNumPara__471108151">A.1</text:bookmark-ref></text:p>
            </text:list-item>
          </text:list>
        </text:list-item>
      </text:list>
      <text:list xml:id="list205433944055584" text:continue-list="list205433998659920" text:style-name="L1">
        <text:list-item>
          <text:list>
            <text:list-item>
              <text:list>
                <text:list-item>
                  <text:p text:style-name="P2">G</text:p>
                </text:list-item>
              </text:list>
            </text:list-item>
          </text:list>
        </text:list-item>
        <text:list-item>
          <text:p text:style-name="P2">H</text:p>
          <text:list>
            <text:list-item>
              <text:p text:style-name="P2">I</text:p>
              <text:list>
                <text:list-item>
                  <text:p text:style-name="P2">J</text:p>
                </text:list-item>
              </text:list>
            </text:list-item>
          </text:list>
        </text:list-item>
      </text:list>
      <text:list xml:id="list7885437236254848725" text:style-name="L3">
        <text:list-item>
          <text:p text:style-name="P4"><text:bookmark-start text:name="__RefNumPara__86_141928393"/><text:span text:style-name="T2">test </text:span><text:span text:style-name="T2"><text:bookmark-ref text:reference-format="number" text:ref-name="__RefNumPara__82_141928393">2(a)</text:bookmark-ref></text:span><text:span text:style-name="T2"> - </text:span><text:span text:style-name="T2"><text:bookmark-ref text:reference-format="number" text:ref-name="__RefNumPara__84_141928393">2(b)</text:bookmark-ref></text:span><text:span text:style-name="T2"> - </text:span><text:span text:style-name="T2"><text:bookmark-ref text:reference-format="number" text:ref-name="__RefNumPara__80_141928393">2</text:bookmark-ref></text:span><text:bookmark-end text:name="__RefNumPara__86_141928393"/></text:p>
          <text:list>
            <text:list-item>
              <text:p text:style-name="P5"><text:bookmark-start text:name="__RefNumPara__88_141928393"/>One<text:bookmark-end text:name="__RefNumPara__88_141928393"/></text:p>
            </text:list-item>
          </text:list>
        </text:list-item>
        <text:list-item>
          <text:p text:style-name="P5"><text:bookmark-start text:name="__RefNumPara__80_141928393"/>Two<text:bookmark-end text:name="__RefNumPara__80_141928393"/></text:p>
          <text:list>
            <text:list-item>
              <text:p text:style-name="P4"><text:bookmark-start text:name="__RefNumPara__82_141928393"/><text:span text:style-name="T2">Three </text:span><text:span text:style-name="T2"><text:bookmark-ref text:reference-format="number" text:ref-name="__RefNumPara__86_141928393">1</text:bookmark-ref></text:span><text:span text:style-name="T2"> - </text:span><text:span text:style-name="T2"><text:bookmark-ref text:reference-format="number" text:ref-name="__RefNumPara__88_141928393">1(a)</text:bookmark-ref></text:span><text:bookmark-end text:name="__RefNumPara__82_141928393"/></text:p>
            </text:list-item>
            <text:list-item>
              <text:p text:style-name="P4"><text:bookmark-start text:name="__RefNumPara__84_141928393"/><text:span text:style-name="T2">Four </text:span><text:span text:style-name="T2"><text:bookmark-ref text:reference-format="number" text:ref-name="__RefNumPara__82_141928393">(a)</text:bookmark-ref></text:span><text:span text:style-name="T2"><text:line-break/></text:span><text:bookmark-end text:name="__RefNumPara__84_14192839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-" style:num-suffix="-" style:num-format="1">
        <style:list-level-properties text:min-label-width="1.499cm"/>
      </text:list-level-style-number>
      <text:list-level-style-number text:level="2" text:style-name="Numbering_20_Symbols" style:num-prefix="+" style:num-suffix="+" style:num-format="a">
        <style:list-level-properties text:space-before="0.501cm" text:min-label-width="1.499cm"/>
      </text:list-level-style-number>
      <text:list-level-style-number text:level="3" text:style-name="Numbering_20_Symbols" style:num-prefix="*" style:num-suffix="*" style:num-format="i">
        <style:list-level-properties text:space-before="1cm" text:min-label-width="1.499cm"/>
      </text:list-level-style-number>
      <text:list-level-style-number text:level="4" text:style-name="Numbering_20_Symbols" style:num-suffix="." style:num-format="1">
        <style:list-level-properties text:space-before="1.501cm" text:min-label-width="1.499cm"/>
      </text:list-level-style-number>
      <text:list-level-style-number text:level="5" text:style-name="Numbering_20_Symbols" style:num-suffix="." style:num-format="1">
        <style:list-level-properties text:space-before="2.001cm" text:min-label-width="1.499cm"/>
      </text:list-level-style-number>
      <text:list-level-style-number text:level="6" text:style-name="Numbering_20_Symbols" style:num-suffix="." style:num-format="1">
        <style:list-level-properties text:space-before="2.502cm" text:min-label-width="1.499cm"/>
      </text:list-level-style-number>
      <text:list-level-style-number text:level="7" text:style-name="Numbering_20_Symbols" style:num-suffix="." style:num-format="1">
        <style:list-level-properties text:space-before="3.001cm" text:min-label-width="1.499cm"/>
      </text:list-level-style-number>
      <text:list-level-style-number text:level="8" text:style-name="Numbering_20_Symbols" style:num-suffix="." style:num-format="1">
        <style:list-level-properties text:space-before="3.502cm" text:min-label-width="1.499cm"/>
      </text:list-level-style-number>
      <text:list-level-style-number text:level="9" text:style-name="Numbering_20_Symbols" style:num-suffix="." style:num-format="1">
        <style:list-level-properties text:space-before="4.001cm" text:min-label-width="1.499cm"/>
      </text:list-level-style-number>
      <text:list-level-style-number text:level="10" text:style-name="Numbering_20_Symbols" style:num-suffix="." style:num-format="1">
        <style:list-level-properties text:space-before="4.502cm" text:min-label-width="1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0.alpha0$Linux_X86_64 LibreOffice_project/1d1189b4aeb19fe4c8ac0dc869d286cb89a1f077</meta:generator>
    <meta:initial-creator>Oliver-Rainer Wittmann</meta:initial-creator>
    <meta:creation-date>2007-09-07T11:05:41</meta:creation-date>
    <dc:date>2013-07-21T20:54:32.445596079</dc:date>
    <meta:editing-cycles>52</meta:editing-cycles>
    <meta:editing-duration>PT6H18M6S</meta:editing-duration>
    <meta:document-statistic meta:table-count="0" meta:image-count="0" meta:object-count="0" meta:page-count="1" meta:paragraph-count="32" meta:word-count="79" meta:character-count="314" meta:non-whitespace-character-count="289"/>
    <meta:user-defined meta:name="Info 1"/>
    <meta:user-defined meta:name="Info 2"/>
    <meta:user-defined meta:name="Info 3"/>
    <meta:user-defined meta:name="Info 4"/>
  </office:meta>
</office:document-meta>
</file>

<file path=Basic/Standard/TestNewRefFormatTypes.xml><?xml version="1.0" encoding="utf-8"?>
<!DOCTYPE module  PUBLIC '-//OpenOffice.org//DTD OfficeDocument 1.0//EN'  'module.dtd'>
<script:module xmlns:script="http://openoffice.org/2000/script" script:name="TestNewRefFormatTypes" script:language="StarBasic">REM  *****  BASIC  *****

Sub Main

mydoc = thiscomponent

mytext = mydoc.getText()

msgbox mytext.dbg_properties

End Sub

Sub InsertCrossRefBkmk

mydoc = thiscomponent

mybkmk = mydoc.createinstance( "com.sun.star.text.Bookmark" )
mybkmk.setName( "__RefNumPara__47110815" )

mybkmk.attach( mydoc.getcurrentcontroller.getviewcursor )

msgbox "Inserted cross-reference bookmark with name " + mybkmk.getname

End Sub

Sub ChangeRefFieldTypeToNumber
mydoc = thiscomponent
myfields = mydoc.getTextFields
myenum = myfields.createEnumeration

while myenum.hasMoreElements
	myobj = myenum.nextElement
	myobj.referencefieldpart = 8
wend
End Sub

Sub ChangeRefFieldTypeToNumberNoContext
mydoc = thiscomponent
myfields = mydoc.getTextFields
myenum = myfields.createEnumeration

while myenum.hasMoreElements
	myobj = myenum.nextElement
	myobj.referencefieldpart = 9
wend
End Sub

Sub ChangeRefFieldTypeToNumberFullContext
mydoc = thiscomponent
myfields = mydoc.getTextFields
myenum = myfields.createEnumeration

while myenum.hasMoreElements
	myobj = myenum.nextElement
	myobj.referencefieldpart = 10
wend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NewRefFormatTyp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